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828cm" fo:min-width="1.65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28cm" fo:min-width="1.567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163cm" fo:min-width="2.04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278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74cm" fo:min-width="0cm"/>
    </style:style>
    <style:style style:name="gr6" style:family="graphic" style:parent-style-name="standard">
      <style:graphic-properties svg:stroke-color="#000000" draw:fill-color="#dddddd" draw:textarea-horizontal-align="justify" draw:textarea-vertical-align="middle" draw:auto-grow-height="false" fo:min-height="0.02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821cm"/>
      <style:paragraph-properties style:writing-mode="lr-tb"/>
    </style:style>
    <style:style style:name="gr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71cm"/>
      <style:paragraph-properties style:writing-mode="lr-tb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648cm" fo:min-width="1.656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056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2.356cm"/>
      <style:paragraph-properties style:writing-mode="lr-tb"/>
    </style:style>
    <style:style style:name="gr15" style:family="graphic" style:parent-style-name="standard">
      <style:graphic-properties svg:stroke-color="#000000" draw:fill-color="#b2b2b2" draw:textarea-horizontal-align="justify" draw:textarea-vertical-align="middle" draw:auto-grow-height="false" fo:min-height="0.648cm" fo:min-width="4.08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2.11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3.981cm"/>
      <style:paragraph-properties style:writing-mode="lr-tb"/>
    </style:style>
    <style:style style:name="gr19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0.008cm"/>
    </style:style>
    <style:style style:name="gr20" style:family="graphic" style:parent-style-name="objectwithoutfill">
      <style:graphic-properties svg:stroke-color="#000000" draw:marker-start="" draw:marker-end="Arrow" draw:fill="solid" draw:textarea-vertical-align="middle"/>
    </style:style>
    <style:style style:name="gr21" style:family="graphic" style:parent-style-name="standard">
      <style:graphic-properties svg:stroke-color="#000000" draw:fill-color="#666666" draw:textarea-horizontal-align="justify" draw:textarea-vertical-align="middle" draw:auto-grow-height="false" fo:min-height="0.29cm" fo:min-width="0.129cm"/>
    </style:style>
    <style:style style:name="gr22" style:family="graphic" style:parent-style-name="standard">
      <style:graphic-properties svg:stroke-color="#000000" draw:fill-color="#666666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564cm"/>
      <style:paragraph-properties style:writing-mode="lr-tb"/>
    </style:style>
    <style:style style:name="gr24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366cm" fo:min-width="0.194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loext:graphic-properties draw:fill-color="#666666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="none" draw:fill-color="#000000"/>
      <style:paragraph-properties fo:text-align="center"/>
    </style:style>
    <style:style style:name="P1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1.524cm" svg:x="16.283cm" svg:y="12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921cm" svg:height="1.524cm" svg:x="16.283cm" svg:y="13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2.413cm" svg:x="11.549cm" svg:y="2.3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78cm" svg:height="0.254cm" svg:x="9.633cm" svg:y="1.85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254cm" svg:height="1.524cm" svg:x="11.157cm" svg:y="1.85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381cm" svg:height="0.381cm" svg:x="10.522cm" svg:y="1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81cm" svg:height="0.381cm" svg:x="9.887cm" svg:y="1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81cm" svg:height="0.381cm" svg:x="9.379cm" svg:y="1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2.263cm" svg:height="0.962cm" svg:x="14.528cm" svg:y="5.595cm">
          <draw:text-box>
            <text:p>CS_qf</text:p>
          </draw:text-box>
        </draw:frame>
        <draw:frame draw:style-name="gr8" draw:text-style-name="P4" draw:layer="layout" svg:width="2.321cm" svg:height="1.038cm" svg:x="6.885cm" svg:y="3.155cm">
          <draw:text-box>
            <text:p>CS_m</text:p>
          </draw:text-box>
        </draw:frame>
        <draw:g>
          <draw:line draw:style-name="gr9" draw:text-style-name="P5" draw:layer="layout" svg:x1="16.664cm" svg:y1="10.802cm" svg:x2="17.426cm" svg:y2="11.437cm">
            <text:p/>
          </draw:line>
          <draw:line draw:style-name="gr9" draw:text-style-name="P5" draw:layer="layout" svg:x1="16.664cm" svg:y1="10.802cm" svg:x2="16.664cm" svg:y2="9.532cm">
            <text:p/>
          </draw:line>
          <draw:line draw:style-name="gr9" draw:text-style-name="P5" draw:layer="layout" svg:x1="16.664cm" svg:y1="10.803cm" svg:x2="15.775cm" svg:y2="11.31cm">
            <text:p/>
          </draw:line>
        </draw:g>
        <draw:frame draw:style-name="gr10" draw:text-style-name="P4" draw:layer="layout" svg:width="2.542cm" svg:height="0.962cm" svg:x="15.902cm" svg:y="11.691cm">
          <draw:text-box>
            <text:p>CS_w</text:p>
          </draw:text-box>
        </draw:frame>
        <draw:frame draw:style-name="gr11" draw:text-style-name="P4" draw:layer="layout" svg:width="4.024cm" svg:height="0.962cm" svg:x="-0.187cm" svg:y="3.69cm">
          <draw:text-box>
            <text:p>mat_m_to_o</text:p>
          </draw:text-box>
        </draw:frame>
        <draw:custom-shape draw:style-name="gr12" draw:text-style-name="P1" draw:layer="layout" svg:width="3.048cm" svg:height="1.27cm" svg:x="16.156cm" svg:y="13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508cm" svg:height="0.916cm" svg:x="17.426cm" svg:y="13.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4" draw:layer="layout" svg:width="2.856cm" svg:height="0.962cm" svg:x="18.78cm" svg:y="14.516cm">
          <draw:text-box>
            <text:p>hololens</text:p>
          </draw:text-box>
        </draw:frame>
        <draw:custom-shape draw:style-name="gr15" draw:text-style-name="P6" draw:layer="layout" svg:width="6.477cm" svg:height="1.27cm" svg:x="1.424cm" svg:y="12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4" draw:layer="layout" svg:width="4.447cm" svg:height="0.962cm" svg:x="2.397cm" svg:y="14.081cm">
          <draw:text-box>
            <text:p>optical tracker</text:p>
          </draw:text-box>
        </draw:frame>
        <draw:frame draw:style-name="gr17" draw:text-style-name="P4" draw:layer="layout" svg:width="2.614cm" svg:height="0.962cm" svg:x="13.796cm" svg:y="0.969cm">
          <draw:text-box>
            <text:p>qr code</text:p>
          </draw:text-box>
        </draw:frame>
        <draw:frame draw:style-name="gr18" draw:text-style-name="P4" draw:layer="layout" svg:width="4.481cm" svg:height="0.962cm" svg:x="6.377cm" svg:y="-0.047cm">
          <draw:text-box>
            <text:p>optical marker</text:p>
          </draw:text-box>
        </draw:frame>
        <draw:custom-shape draw:style-name="gr6" draw:text-style-name="P3" draw:layer="layout" svg:width="0.381cm" svg:height="0.381cm" svg:x="11.03cm" svg:y="1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08cm" svg:height="0.508cm" svg:x="11.83cm" svg:y="2.6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508cm" svg:height="0.508cm" svg:x="12.33cm" svg:y="2.6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508cm" svg:height="0.508cm" svg:x="12.83cm" svg:y="2.6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508cm" svg:height="0.508cm" svg:x="13.33cm" svg:y="2.6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508cm" svg:height="0.508cm" svg:x="11.83cm" svg:y="3.1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508cm" svg:height="0.508cm" svg:x="13.33cm" svg:y="3.1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508cm" svg:height="0.508cm" svg:x="11.83cm" svg:y="3.6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508cm" svg:height="0.508cm" svg:x="12.33cm" svg:y="4.1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508cm" svg:height="0.508cm" svg:x="13.33cm" svg:y="4.1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508cm" svg:height="0.508cm" svg:x="12.83cm" svg:y="3.616cm">
          <text:p/>
          <draw:enhanced-geometry svg:viewBox="0 0 21600 21600" draw:type="rectangle" draw:enhanced-path="M 0 0 L 21600 0 21600 21600 0 21600 0 0 Z N"/>
        </draw:custom-shape>
        <draw:g>
          <draw:line draw:style-name="gr9" draw:text-style-name="P5" draw:layer="layout" svg:x1="15.487cm" svg:y1="4.906cm" svg:x2="16.249cm" svg:y2="5.541cm">
            <text:p/>
          </draw:line>
          <draw:line draw:style-name="gr9" draw:text-style-name="P5" draw:layer="layout" svg:x1="15.487cm" svg:y1="4.906cm" svg:x2="15.487cm" svg:y2="3.636cm">
            <text:p/>
          </draw:line>
          <draw:line draw:style-name="gr9" draw:text-style-name="P5" draw:layer="layout" svg:x1="15.487cm" svg:y1="4.907cm" svg:x2="14.598cm" svg:y2="5.414cm">
            <text:p/>
          </draw:line>
        </draw:g>
        <draw:g>
          <draw:line draw:style-name="gr9" draw:text-style-name="P5" draw:layer="layout" svg:x1="8.12cm" svg:y1="2.466cm" svg:x2="8.882cm" svg:y2="3.101cm">
            <text:p/>
          </draw:line>
          <draw:line draw:style-name="gr9" draw:text-style-name="P5" draw:layer="layout" svg:x1="8.12cm" svg:y1="2.466cm" svg:x2="8.12cm" svg:y2="1.196cm">
            <text:p/>
          </draw:line>
          <draw:line draw:style-name="gr9" draw:text-style-name="P5" draw:layer="layout" svg:x1="8.12cm" svg:y1="2.467cm" svg:x2="7.231cm" svg:y2="2.974cm">
            <text:p/>
          </draw:line>
        </draw:g>
        <draw:path draw:style-name="gr20" draw:text-style-name="P5" draw:layer="layout" svg:width="2.098cm" svg:height="6.793cm" draw:transform="rotate (-0.236841179495631) translate (4.33691709737315cm 1.61958256383342cm)" svg:viewBox="0 0 2099 6794" svg:d="M2099 0c-124 30-3266 3793-1627 6794">
          <text:p/>
        </draw:path>
        <draw:custom-shape draw:style-name="gr21" draw:text-style-name="P7" draw:layer="layout" svg:width="0.889cm" svg:height="0.762cm" svg:x="2.367cm" svg:y="1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draw:layer="layout" svg:width="0.889cm" svg:height="0.762cm" svg:x="5.923cm" svg:y="1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254cm" svg:height="0.254cm" svg:x="4.418cm" svg:y="1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254cm" svg:height="0.254cm" svg:x="4.419cm" svg:y="13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2.229cm" svg:height="0.962cm" svg:x="2.567cm" svg:y="10.802cm">
          <draw:text-box>
            <text:p>CS_o</text:p>
          </draw:text-box>
        </draw:frame>
        <draw:g>
          <draw:line draw:style-name="gr9" draw:text-style-name="P5" draw:layer="layout" svg:x1="3.526cm" svg:y1="10.113cm" svg:x2="4.288cm" svg:y2="10.748cm">
            <text:p/>
          </draw:line>
          <draw:line draw:style-name="gr9" draw:text-style-name="P5" draw:layer="layout" svg:x1="3.526cm" svg:y1="10.113cm" svg:x2="3.526cm" svg:y2="8.843cm">
            <text:p/>
          </draw:line>
          <draw:line draw:style-name="gr9" draw:text-style-name="P5" draw:layer="layout" svg:x1="3.526cm" svg:y1="10.114cm" svg:x2="2.637cm" svg:y2="10.621cm">
            <text:p/>
          </draw:line>
        </draw:g>
        <draw:path draw:style-name="gr20" draw:text-style-name="P5" draw:layer="layout" svg:width="2.786cm" svg:height="5.39cm" draw:transform="rotate (-0.236841179495631) translate (17.0474108637603cm 4.51501180385434cm)" svg:viewBox="0 0 2787 5391" svg:d="M0 10c341-213 3580 2925 2605 5381">
          <text:p/>
        </draw:path>
        <draw:path draw:style-name="gr20" draw:text-style-name="P5" draw:layer="layout" svg:width="5.018cm" svg:height="0.729cm" draw:transform="rotate (-0.236841179495631) translate (8.536cm 4.618cm)" svg:viewBox="0 0 5019 730" svg:d="M5019 226c-123 29-4661 1255-5019-226">
          <text:p/>
        </draw:path>
        <draw:frame draw:style-name="gr11" draw:text-style-name="P4" draw:layer="layout" svg:width="4.202cm" svg:height="0.962cm" svg:x="7.974cm" svg:y="5.953cm">
          <draw:text-box>
            <text:p>mat_qf_to_m</text:p>
          </draw:text-box>
        </draw:frame>
        <draw:frame draw:style-name="gr11" draw:text-style-name="P4" draw:layer="layout" svg:width="4.13cm" svg:height="0.962cm" svg:x="19.004cm" svg:y="6.684cm">
          <draw:text-box>
            <text:p>mat_qf_to_w</text:p>
          </draw:text-box>
        </draw:frame>
        <draw:frame draw:style-name="gr23" draw:text-style-name="P9" draw:layer="layout" svg:width="4.064cm" svg:height="1.673cm" svg:x="10.568cm" svg:y="9.063cm">
          <draw:text-box>
            <text:p text:style-name="P8">mat_c_to_w</text:p>
            <text:p text:style-name="P8">extrinsic</text:p>
          </draw:text-box>
        </draw:frame>
        <draw:g>
          <draw:custom-shape draw:style-name="gr24" draw:text-style-name="P10" draw:layer="layout" svg:width="0.694cm" svg:height="0.616cm" draw:transform="rotate (2.00712863979348) translate (15.255cm 14.4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1" draw:layer="layout" svg:width="0.616cm" svg:height="0.383cm" draw:transform="skewX (-0.00261799387799154) rotate (-2.70526034059121) translate (15.522cm 13.51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4" draw:text-style-name="P4" draw:layer="layout" svg:width="2.856cm" svg:height="0.962cm" svg:x="12.876cm" svg:y="14.643cm">
          <draw:text-box>
            <text:p>camera</text:p>
          </draw:text-box>
        </draw:frame>
        <draw:g>
          <draw:line draw:style-name="gr9" draw:text-style-name="P5" draw:layer="layout" svg:x1="12.854cm" svg:y1="12.419cm" svg:x2="13.616cm" svg:y2="13.054cm">
            <text:p/>
          </draw:line>
          <draw:line draw:style-name="gr9" draw:text-style-name="P5" draw:layer="layout" svg:x1="12.854cm" svg:y1="12.419cm" svg:x2="12.854cm" svg:y2="11.149cm">
            <text:p/>
          </draw:line>
          <draw:line draw:style-name="gr9" draw:text-style-name="P5" draw:layer="layout" svg:x1="12.854cm" svg:y1="12.42cm" svg:x2="11.965cm" svg:y2="12.927cm">
            <text:p/>
          </draw:line>
        </draw:g>
        <draw:frame draw:style-name="gr10" draw:text-style-name="P4" draw:layer="layout" svg:width="2.542cm" svg:height="0.962cm" svg:x="12.092cm" svg:y="13.308cm">
          <draw:text-box>
            <text:p>CS_c</text:p>
          </draw:text-box>
        </draw:frame>
        <draw:path draw:style-name="gr20" draw:text-style-name="P5" draw:layer="layout" svg:width="1.813cm" svg:height="1.291cm" draw:transform="rotate (-0.236841179495631) translate (13.7746365337397cm 10.2163610876806cm)" svg:viewBox="0 0 1814 1292" svg:d="M18 1291c-124 30 383-1660 1796-1217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3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30T15:02:41.050000000</meta:creation-date>
    <meta:generator>LibreOffice/7.0.4.2$Windows_X86_64 LibreOffice_project/dcf040e67528d9187c66b2379df5ea4407429775</meta:generator>
    <dc:date>2022-04-08T10:44:37.718000000</dc:date>
    <meta:editing-duration>PT1H30M21S</meta:editing-duration>
    <meta:editing-cycles>30</meta:editing-cycles>
    <meta:document-statistic meta:object-count="67"/>
  </office:meta>
</office:document-meta>
</file>